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 style:shadow="none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2.408cm"/>
    </style:style>
    <style:style style:name="Tabla1.4" style:family="table-row">
      <style:table-row-properties style:row-height="1.914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9" style:family="table-row">
      <style:table-row-properties style:row-height="4.113cm"/>
    </style:style>
    <style:style style:name="Tabla1.A9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9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style:font-name="Lucida Sans" fo:font-style="normal" fo:font-weight="bold" officeooo:rsid="0025249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span text:style-name="T3">Tramite Adm.</text:span> N°: </text:p>
          </table:table-cell>
          <table:table-cell table:style-name="Tabla1.B1" office:value-type="string">
            <text:p text:style-name="P10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3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2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2"/>
          </table:table-cell>
          <table:table-cell table:style-name="Tabla1.B4" office:value-type="string">
            <text:p text:style-name="P7"><text:placeholder text:placeholder-type="text">&lt;if test="o.subsidy_recipient_doc != 0"&gt;</text:placeholder></text:p>
            <text:p text:style-name="P5"><text:span text:style-name="T4"><text:s text:c="3"/>DNI: </text:span><text:placeholder text:placeholder-type="text">&lt;o.subsidy_recipient_doc&gt;</text:placeholder> <text:s text:c="2"/><text:span text:style-name="T5">Monto</text:span><text:span text:style-name="T4">: </text:span><text:placeholder text:placeholder-type="text">&lt;o.subsidy_amount&gt;</text:placeholder></text:p>
            <text:p text:style-name="P8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3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3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4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2">
          <table:table-cell table:style-name="Tabla1.A2" office:value-type="string">
            <text:p text:style-name="P11">Padre:</text:p>
          </table:table-cell>
          <table:table-cell table:style-name="Tabla1.B2" office:value-type="string">
            <text:p text:style-name="P3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1">Observaciones:</text:p>
          </table:table-cell>
          <table:table-cell table:style-name="Tabla1.B9" office:value-type="string">
            <text:p text:style-name="P6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05T18:58:59.940630761</dc:date>
    <meta:editing-duration>PT1H25M33S</meta:editing-duration>
    <meta:editing-cycles>38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6" meta:character-count="422" meta:non-whitespace-character-count="399"/>
  </office:meta>
</office:document-meta>
</file>